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f982" officeooo:paragraph-rsid="0016f982" style:font-weight-asian="bold" style:font-weight-complex="bold"/>
    </style:style>
    <style:style style:name="P2" style:family="paragraph" style:parent-style-name="Standard">
      <style:text-properties fo:font-weight="bold" officeooo:rsid="0017f794" officeooo:paragraph-rsid="0017f794" style:font-weight-asian="bold" style:font-weight-complex="bold"/>
    </style:style>
    <style:style style:name="P3" style:family="paragraph" style:parent-style-name="Standard">
      <style:text-properties fo:font-weight="bold" officeooo:rsid="001b26e4" officeooo:paragraph-rsid="001b26e4" style:font-weight-asian="bold" style:font-weight-complex="bold"/>
    </style:style>
    <style:style style:name="P4" style:family="paragraph" style:parent-style-name="Standard">
      <style:text-properties fo:font-weight="bold" officeooo:rsid="001cc40a" officeooo:paragraph-rsid="001cc40a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style:use-window-font-color="true" style:font-name="Droid Sans Mono" fo:font-size="10.5pt" fo:font-weight="normal" officeooo:rsid="0017f794" officeooo:paragraph-rsid="0017f794" fo:background-color="transparent" style:font-weight-asian="bold" style:font-weight-complex="bold"/>
    </style:style>
    <style:style style:name="P7" style:family="paragraph" style:parent-style-name="Standard">
      <style:text-properties style:use-window-font-color="true" style:font-name="Droid Sans Mono" fo:font-size="10.5pt" fo:font-weight="normal" officeooo:rsid="001cc40a" officeooo:paragraph-rsid="001cc40a" fo:background-color="transparent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10" style:family="paragraph" style:parent-style-name="Standard">
      <style:text-properties fo:color="#3465a4" fo:font-size="15pt" fo:font-weight="bold" officeooo:rsid="001e77bc" officeooo:paragraph-rsid="001e77bc" style:font-size-asian="15pt" style:font-weight-asian="bold" style:font-size-complex="15pt" style:font-weight-complex="bold"/>
    </style:style>
    <style:style style:name="T1" style:family="text">
      <style:text-properties fo:color="#808080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569cd6"/>
    </style:style>
    <style:style style:name="T6" style:family="text">
      <style:text-properties fo:color="#4fc1ff"/>
    </style:style>
    <style:style style:name="T7" style:family="text">
      <style:text-properties fo:color="#c586c0"/>
    </style:style>
    <style:style style:name="T8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we are going to create one more folder in pages messenger and inside this we create our messenger.jsx and messenger.css file.</text:p>
      <text:p text:style-name="P1"/>
      <text:p text:style-name="P1"/>
      <text:p text:style-name="P2">So now we can route it in app.js</text:p>
      <text:p text:style-name="P2"/>
      <text:p text:style-name="P6">&lt;Route path="/messenger" element={!user ? &lt;Navigate to="/"/&gt; : &lt;Messenger/&gt;} /&gt;</text:p>
      <text:p text:style-name="P2"/>
      <text:p text:style-name="P2"/>
      <text:p text:style-name="P3">we can create conversations and message component.</text:p>
      <text:p text:style-name="P3"/>
      <text:p text:style-name="P4">In message component we can give a prop own</text:p>
      <text:p text:style-name="P4"/>
      <text:p text:style-name="P10">Message.jsx</text:p>
      <text:p text:style-name="P4"/>
      <text:p text:style-name="P7">import './message.css';</text:p>
      <text:p text:style-name="P8">import {format} from "timeago.js"</text:p>
      <text:p text:style-name="P9"/>
      <text:p text:style-name="P8">const Message = ({message,own}) =&gt; {</text:p>
      <text:p text:style-name="P8">const PF = process.env.REACT_APP_PUBLIC_FOLDER;</text:p>
      <text:p text:style-name="P8">return (</text:p>
      <text:p text:style-name="P8">&lt;div className={own ? "message own" : "message"}&gt;</text:p>
      <text:p text:style-name="P8">&lt;div className="messageTop"&gt;</text:p>
      <text:p text:style-name="P8">&lt;img src={`${PF}Person/priyam.jpg`} alt="" className="messageImg" /&gt;</text:p>
      <text:p text:style-name="P8">&lt;p className='messageText'&gt;{message.text} &lt;/p&gt;</text:p>
      <text:p text:style-name="P8">&lt;/div&gt;</text:p>
      <text:p text:style-name="P8">&lt;div className="messageBottom"&gt;{format(message.createdAt)}&lt;/div&gt;</text:p>
      <text:p text:style-name="P8">&lt;/div&gt;</text:p>
      <text:p text:style-name="P8">);</text:p>
      <text:p text:style-name="P8">}</text:p>
      <text:p text:style-name="P9"/>
      <text:p text:style-name="P8">export default Message;</text:p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0T00:48:25.997851787</meta:creation-date>
    <dc:date>2023-01-20T12:06:52.909894255</dc:date>
    <meta:editing-duration>PT2H39M5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00" meta:character-count="784" meta:non-whitespace-character-count="705"/>
  </office:meta>
</office:document-meta>
</file>